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Neue, 'TeX Gyre Heros', TeXGyreHeros, FreeSans, 'Nimbus Sans L', 'Liberation Sans', Helvetica, Arial,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line-height="200%" fo:text-align="start" style:justify-single-word="false"/>
    </style:style>
    <style:style style:name="P4" style:family="paragraph" style:parent-style-name="Standard">
      <style:paragraph-properties fo:line-height="200%" fo:text-align="center" style:justify-single-word="false"/>
    </style:style>
    <style:style style:name="P5" style:family="paragraph" style:parent-style-name="Standard">
      <style:paragraph-properties fo:line-height="200%" fo:text-align="start" style:justify-single-word="false"/>
      <style:text-properties style:font-name="Times New Roman" fo:font-size="12pt" style:font-size-asian="12pt" style:font-size-complex="12pt"/>
    </style:style>
    <style:style style:name="P6" style:family="paragraph" style:parent-style-name="Standard">
      <style:paragraph-properties fo:line-height="200%" fo:text-align="center" style:justify-single-word="false"/>
    </style:style>
    <style:style style:name="T1" style:family="text">
      <style:text-properties style:text-position="super 58%"/>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letter-spacing="normal" fo:font-style="italic" fo:font-weight="normal"/>
    </style:style>
    <style:style style:name="T4" style:family="text">
      <style:text-properties fo:font-variant="normal" fo:text-transform="none" fo:color="#000000" style:font-name="Times New Roman" fo:font-size="12pt" fo:letter-spacing="normal" fo:font-style="normal" fo:font-weight="normal"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borah Rempala</text:p>
      <text:p text:style-name="P1">CSCI 434: Operating Systems Concepts</text:p>
      <text:p text:style-name="P1">Term project Final Paper</text:p>
      <text:p text:style-name="P1">Due: Wednesday April 20<text:span text:style-name="T1">th</text:span>, 2016</text:p>
      <text:p text:style-name="P2"/>
      <text:p text:style-name="P3"><text:tab/>My term project was to create a store manager system that originally interacted with a database. Due to security and firewall issues the database idea was disbanded and instead the information was sent to a text file on the tacosalad server. The store manager's client code was wrote using c# and visual studio. The server side code was wrote in Perl and on the tacosalad server. The main objectives of the store manager was to allow the user to add, modify, delete and view item information, employee information and special order's information. </text:p>
      <text:p text:style-name="P3"><text:tab/>The client side component has around four different views for each interaction that the user can make. The user also has three different types of data that they can modify, add or delete. The total view's for this project is around fifteen different screens. The server side code has 8 different servers that must run independently of each other. The client will have to run each different Perl script for each different function they want to do. To delete and modify a text file I used Learning Perl by <text:span text:style-name="T4">Schwartz, Randal L., Brian D. Foy, and Tom Phoenix to get the correct syntax of the code. </text:span></text:p>
      <text:p text:style-name="P3"><text:tab/>The first interaction the user can make is adding item's, employee's and special order's. To accomplish this the user will first have to run the Perl script that has the script in it. Then the user will have to open the C# program. Once there the user can click on item's, employee's or special order's. Once they click on one of these, all they have to do is click add and they are taken to the proper form. The user will then fill out the form and click submit. Once the form is submitted, the socket will open and grab all the necessary data. The data is then saved to the text file on the server. Once that is complete, the form will close and the socket will also close. The user then can begin another task. </text:p>
      <text:p text:style-name="P3"><text:tab/>The second interaction the user can make is modifying the item's, employee's and special order's that are all ready in the text file. To accomplish this the user will first need to click on the associated data they want to modify. Once there, they need to click on the modify button on the associated menu. <text:soft-page-break/>They will then need to either enter the last name of the employee's or special order or the item name of the item. Once they click search the associated data will be searched in the text file in order to make sure that the information is actually there. Once the information is located, it will be deleted so that the new information can be stored. All the information will need to be added in order for it to save properly. The text file will then be updated on the server. Once that is complete the socket and the associated will close. </text:p>
      <text:p text:style-name="P3"><text:tab/>The third interaction the user can make is to delete the data associated with the item information, the employee information and the special order information. To do this the user will first need to click on the delete button on the associated menu's data they want to delete. They will then either to need to enter the last name or the item name of the associated data they want to delete. Once they click on submit, the data they entered will be searched in the text file to make sure it actually exists. Once the data is found it will be deleted from the text file and the socket and window will close. </text:p>
      <text:p text:style-name="P3"><text:tab/>The final interaction the user can make is to view all the data that is in the file. To do this the user will need to click on the view button for the associated menu they want to view. Once they click on it, a Perl webpage will pop and the data they want to view will be shown on the screen. To make sure only the correct data is shown, a type variable was added when the data was originally added to the text file. Once the user is done viewing all of the information they wanted, they can close the webpage and the form. </text:p>
      <text:p text:style-name="P3"><text:tab/>This project is real world because it give's a nice way for stores to manager their data. If the security and firewall issues were resolved they can interact with a database and the information would be stored more easily and more readable. The data would also be more secure. If a different store was to use this software all they would have to do is change the item types and the position type's in the C# program. </text:p>
      <text:p text:style-name="P3"/>
      <text:p text:style-name="P4"/>
      <text:p text:style-name="P4"><text:soft-page-break/>References: </text:p>
      <text:p text:style-name="P5"><text:span text:style-name="T2">Schwartz, Randal L., Brian D. Foy, and Tom Phoenix. </text:span><text:span text:style-name="T3">Learning Perl</text:span><text:span text:style-name="T2">. Beijing: O'Reilly, 2011. Print.</text:span>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Neue, 'TeX Gyre Heros', TeXGyreHeros, FreeSans, 'Nimbus Sans L', 'Liberation Sans', Helvetica, Arial,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eborah Rempala</meta:initial-creator>
    <meta:creation-date>2016-04-17T13:11:34.80</meta:creation-date>
    <dc:date>2016-04-17T18:04:36.97</dc:date>
    <dc:creator>Deborah Rempala</dc:creator>
    <meta:editing-duration>PT13M11S</meta:editing-duration>
    <meta:editing-cycles>4</meta:editing-cycles>
    <meta:generator>OpenOffice/4.1.2$Win32 OpenOffice.org_project/412m3$Build-9782</meta:generator>
    <meta:document-statistic meta:table-count="0" meta:image-count="0" meta:object-count="0" meta:page-count="3" meta:paragraph-count="13" meta:word-count="819" meta:character-count="4472"/>
  </office:meta>
</office:document-meta>
</file>